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537.76pt" svg:y="344.83pt">
            <loext:p draw:notify-on-update-of-ranges="Sheet1.C1:Sheet1.C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9.12" calcext:value-type="float">
            <text:p>9.12</text:p>
          </table:table-cell>
          <table:table-cell office:value-type="float" office:value="15" calcext:value-type="float">
            <text:p>15</text:p>
          </table:table-cell>
          <table:table-cell office:value-type="float" office:value="8.85752892494" calcext:value-type="float">
            <text:p>8.85752892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46" calcext:value-type="float">
            <text:p>10.46</text:p>
          </table:table-cell>
          <table:table-cell office:value-type="float" office:value="15" calcext:value-type="float">
            <text:p>15</text:p>
          </table:table-cell>
          <table:table-cell office:value-type="float" office:value="8.73346400261" calcext:value-type="float">
            <text:p>8.73346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.52973484993" calcext:value-type="float">
            <text:p>8.52973484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office:value-type="float" office:value="8.22977590561" calcext:value-type="float">
            <text:p>8.229775905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.20995903015" calcext:value-type="float">
            <text:p>8.209959030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.54" calcext:value-type="float">
            <text:p>14.54</text:p>
          </table:table-cell>
          <table:table-cell office:value-type="float" office:value="19" calcext:value-type="float">
            <text:p>19</text:p>
          </table:table-cell>
          <table:table-cell office:value-type="float" office:value="8.16130399704" calcext:value-type="float">
            <text:p>8.16130399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.78432703018" calcext:value-type="float">
            <text:p>7.78432703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76478695869" calcext:value-type="float">
            <text:p>7.76478695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.26" calcext:value-type="float">
            <text:p>15.26</text:p>
          </table:table-cell>
          <table:table-cell office:value-type="float" office:value="19" calcext:value-type="float">
            <text:p>19</text:p>
          </table:table-cell>
          <table:table-cell office:value-type="float" office:value="7.74533009529" calcext:value-type="float">
            <text:p>7.74533009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.07280492783" calcext:value-type="float">
            <text:p>8.072804927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86544799805" calcext:value-type="float">
            <text:p>7.8654479980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65022706985" calcext:value-type="float">
            <text:p>7.65022706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.69201493263" calcext:value-type="float">
            <text:p>7.69201493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77367687225" calcext:value-type="float">
            <text:p>7.773676872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.81407999992" calcext:value-type="float">
            <text:p>7.814079999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.97579789162" calcext:value-type="float">
            <text:p>7.975797891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.00105595589" calcext:value-type="float">
            <text:p>8.001055955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91038203239" calcext:value-type="float">
            <text:p>7.910382032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.94" calcext:value-type="float">
            <text:p>14.94</text:p>
          </table:table-cell>
          <table:table-cell office:value-type="float" office:value="18" calcext:value-type="float">
            <text:p>18</text:p>
          </table:table-cell>
          <table:table-cell office:value-type="float" office:value="7.71392297745" calcext:value-type="float">
            <text:p>7.713922977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68846487999" calcext:value-type="float">
            <text:p>7.68846487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.7" calcext:value-type="float">
            <text:p>14.7</text:p>
          </table:table-cell>
          <table:table-cell office:value-type="float" office:value="19" calcext:value-type="float">
            <text:p>19</text:p>
          </table:table-cell>
          <table:table-cell office:value-type="float" office:value="7.82075691223" calcext:value-type="float">
            <text:p>7.820756912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.42" calcext:value-type="float">
            <text:p>14.42</text:p>
          </table:table-cell>
          <table:table-cell office:value-type="float" office:value="19" calcext:value-type="float">
            <text:p>19</text:p>
          </table:table-cell>
          <table:table-cell office:value-type="float" office:value="7.73661494255" calcext:value-type="float">
            <text:p>7.736614942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.10551786423" calcext:value-type="float">
            <text:p>8.105517864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.02189588547" calcext:value-type="float">
            <text:p>8.021895885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.44" calcext:value-type="float">
            <text:p>13.44</text:p>
          </table:table-cell>
          <table:table-cell office:value-type="float" office:value="17" calcext:value-type="float">
            <text:p>17</text:p>
          </table:table-cell>
          <table:table-cell office:value-type="float" office:value="7.99202299118" calcext:value-type="float">
            <text:p>7.992022991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.18880319595" calcext:value-type="float">
            <text:p>8.188803195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.93649792671" calcext:value-type="float">
            <text:p>7.936497926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.6" calcext:value-type="float">
            <text:p>13.6</text:p>
          </table:table-cell>
          <table:table-cell office:value-type="float" office:value="18" calcext:value-type="float">
            <text:p>18</text:p>
          </table:table-cell>
          <table:table-cell office:value-type="float" office:value="8.302724123" calcext:value-type="float">
            <text:p>8.3027241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.13529586792" calcext:value-type="float">
            <text:p>8.135295867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93784403801" calcext:value-type="float">
            <text:p>7.937844038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.98729085922" calcext:value-type="float">
            <text:p>7.987290859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.12212300301" calcext:value-type="float">
            <text:p>8.122123003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76249718666" calcext:value-type="float">
            <text:p>7.762497186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5.02" calcext:value-type="float">
            <text:p>15.02</text:p>
          </table:table-cell>
          <table:table-cell office:value-type="float" office:value="18" calcext:value-type="float">
            <text:p>18</text:p>
          </table:table-cell>
          <table:table-cell office:value-type="float" office:value="7.80797481537" calcext:value-type="float">
            <text:p>7.807974815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3.98" calcext:value-type="float">
            <text:p>13.98</text:p>
          </table:table-cell>
          <table:table-cell office:value-type="float" office:value="18" calcext:value-type="float">
            <text:p>18</text:p>
          </table:table-cell>
          <table:table-cell office:value-type="float" office:value="7.89838290215" calcext:value-type="float">
            <text:p>7.898382902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.13683009148" calcext:value-type="float">
            <text:p>8.136830091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67568087578" calcext:value-type="float">
            <text:p>7.67568087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67664313316" calcext:value-type="float">
            <text:p>7.676643133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7.87563180923" calcext:value-type="float">
            <text:p>7.875631809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51405191422" calcext:value-type="float">
            <text:p>7.514051914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74861502647" calcext:value-type="float">
            <text:p>7.748615026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70771598816" calcext:value-type="float">
            <text:p>7.707715988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.62512111664" calcext:value-type="float">
            <text:p>7.625121116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82483696938" calcext:value-type="float">
            <text:p>7.824836969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4.58" calcext:value-type="float">
            <text:p>14.58</text:p>
          </table:table-cell>
          <table:table-cell office:value-type="float" office:value="18" calcext:value-type="float">
            <text:p>18</text:p>
          </table:table-cell>
          <table:table-cell office:value-type="float" office:value="8.17880296707" calcext:value-type="float">
            <text:p>8.178802967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.56" calcext:value-type="float">
            <text:p>13.56</text:p>
          </table:table-cell>
          <table:table-cell office:value-type="float" office:value="19" calcext:value-type="float">
            <text:p>19</text:p>
          </table:table-cell>
          <table:table-cell office:value-type="float" office:value="7.94686794281" calcext:value-type="float">
            <text:p>7.946867942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.70882987976" calcext:value-type="float">
            <text:p>7.708829879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58993220329" calcext:value-type="float">
            <text:p>7.589932203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.1667330265" calcext:value-type="float">
            <text:p>8.16673302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84497904778" calcext:value-type="float">
            <text:p>7.844979047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4.74" calcext:value-type="float">
            <text:p>14.74</text:p>
          </table:table-cell>
          <table:table-cell office:value-type="float" office:value="19" calcext:value-type="float">
            <text:p>19</text:p>
          </table:table-cell>
          <table:table-cell office:value-type="float" office:value="7.78577184677" calcext:value-type="float">
            <text:p>7.785771846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4.46" calcext:value-type="float">
            <text:p>14.46</text:p>
          </table:table-cell>
          <table:table-cell office:value-type="float" office:value="19" calcext:value-type="float">
            <text:p>19</text:p>
          </table:table-cell>
          <table:table-cell office:value-type="float" office:value="7.94089198112" calcext:value-type="float">
            <text:p>7.940891981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.84100604057" calcext:value-type="float">
            <text:p>7.841006040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.5</text:p>
          </table:table-cell>
          <table:table-cell office:value-type="float" office:value="13.7" calcext:value-type="float">
            <text:p>13.7</text:p>
          </table:table-cell>
          <table:table-cell office:value-type="float" office:value="19" calcext:value-type="float">
            <text:p>19</text:p>
          </table:table-cell>
          <table:table-cell office:value-type="float" office:value="7.94387507439" calcext:value-type="float">
            <text:p>7.943875074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4.12" calcext:value-type="float">
            <text:p>14.12</text:p>
          </table:table-cell>
          <table:table-cell office:value-type="float" office:value="17.5" calcext:value-type="float">
            <text:p>17.5</text:p>
          </table:table-cell>
          <table:table-cell office:value-type="float" office:value="8.00146412849" calcext:value-type="float">
            <text:p>8.001464128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98431706429" calcext:value-type="float">
            <text:p>7.984317064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84697508812" calcext:value-type="float">
            <text:p>7.846975088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54936909676" calcext:value-type="float">
            <text:p>7.549369096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4.8" calcext:value-type="float">
            <text:p>14.8</text:p>
          </table:table-cell>
          <table:table-cell office:value-type="float" office:value="17" calcext:value-type="float">
            <text:p>17</text:p>
          </table:table-cell>
          <table:table-cell office:value-type="float" office:value="7.56911706924" calcext:value-type="float">
            <text:p>7.569117069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.23747706413" calcext:value-type="float">
            <text:p>7.237477064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4.4230769231" calcext:value-type="float">
            <text:p>14.4230769231</text:p>
          </table:table-cell>
          <table:table-cell office:value-type="float" office:value="18" calcext:value-type="float">
            <text:p>18</text:p>
          </table:table-cell>
          <table:table-cell office:value-type="float" office:value="7.67692494392" calcext:value-type="float">
            <text:p>7.676924943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.89366698265" calcext:value-type="float">
            <text:p>6.893666982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.76" calcext:value-type="float">
            <text:p>14.76</text:p>
          </table:table-cell>
          <table:table-cell office:value-type="float" office:value="19" calcext:value-type="float">
            <text:p>19</text:p>
          </table:table-cell>
          <table:table-cell office:value-type="float" office:value="7.1756529808" calcext:value-type="float">
            <text:p>7.17565298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24418306351" calcext:value-type="float">
            <text:p>7.244183063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.41313385963" calcext:value-type="float">
            <text:p>7.413133859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.74" calcext:value-type="float">
            <text:p>14.74</text:p>
          </table:table-cell>
          <table:table-cell office:value-type="float" office:value="17" calcext:value-type="float">
            <text:p>17</text:p>
          </table:table-cell>
          <table:table-cell office:value-type="float" office:value="7.43928599358" calcext:value-type="float">
            <text:p>7.439285993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.54313206673" calcext:value-type="float">
            <text:p>7.543132066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28644394875" calcext:value-type="float">
            <text:p>7.286443948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1164867878" calcext:value-type="float">
            <text:p>7.11648678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4.36" calcext:value-type="float">
            <text:p>14.36</text:p>
          </table:table-cell>
          <table:table-cell office:value-type="float" office:value="20" calcext:value-type="float">
            <text:p>20</text:p>
          </table:table-cell>
          <table:table-cell office:value-type="float" office:value="7.41306495667" calcext:value-type="float">
            <text:p>7.41306495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4.44" calcext:value-type="float">
            <text:p>14.44</text:p>
          </table:table-cell>
          <table:table-cell office:value-type="float" office:value="19" calcext:value-type="float">
            <text:p>19</text:p>
          </table:table-cell>
          <table:table-cell office:value-type="float" office:value="7.45617008209" calcext:value-type="float">
            <text:p>7.456170082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4372780323" calcext:value-type="float">
            <text:p>7.43727803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.57054495811" calcext:value-type="float">
            <text:p>7.570544958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.81826996803" calcext:value-type="float">
            <text:p>7.818269968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.68868994713" calcext:value-type="float">
            <text:p>7.688689947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.76351094246" calcext:value-type="float">
            <text:p>7.763510942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80347800255" calcext:value-type="float">
            <text:p>7.803478002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4.06" calcext:value-type="float">
            <text:p>14.06</text:p>
          </table:table-cell>
          <table:table-cell office:value-type="float" office:value="18" calcext:value-type="float">
            <text:p>18</text:p>
          </table:table-cell>
          <table:table-cell office:value-type="float" office:value="7.94689202309" calcext:value-type="float">
            <text:p>7.946892023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64467787743" calcext:value-type="float">
            <text:p>7.644677877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5.14" calcext:value-type="float">
            <text:p>15.14</text:p>
          </table:table-cell>
          <table:table-cell office:value-type="float" office:value="19" calcext:value-type="float">
            <text:p>19</text:p>
          </table:table-cell>
          <table:table-cell office:value-type="float" office:value="7.52789092064" calcext:value-type="float">
            <text:p>7.527890920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5.08" calcext:value-type="float">
            <text:p>15.08</text:p>
          </table:table-cell>
          <table:table-cell office:value-type="float" office:value="18" calcext:value-type="float">
            <text:p>18</text:p>
          </table:table-cell>
          <table:table-cell office:value-type="float" office:value="7.30833697319" calcext:value-type="float">
            <text:p>7.308336973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5.34" calcext:value-type="float">
            <text:p>15.34</text:p>
          </table:table-cell>
          <table:table-cell office:value-type="float" office:value="19" calcext:value-type="float">
            <text:p>19</text:p>
          </table:table-cell>
          <table:table-cell office:value-type="float" office:value="7.65554904938" calcext:value-type="float">
            <text:p>7.655549049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5" calcext:value-type="float">
            <text:p>8.5</text:p>
          </table:table-cell>
          <table:table-cell office:value-type="float" office:value="15.18" calcext:value-type="float">
            <text:p>15.18</text:p>
          </table:table-cell>
          <table:table-cell office:value-type="float" office:value="19" calcext:value-type="float">
            <text:p>19</text:p>
          </table:table-cell>
          <table:table-cell office:value-type="float" office:value="7.59567713737" calcext:value-type="float">
            <text:p>7.595677137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30481219292" calcext:value-type="float">
            <text:p>7.304812192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46778106689" calcext:value-type="float">
            <text:p>7.467781066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5.28" calcext:value-type="float">
            <text:p>15.28</text:p>
          </table:table-cell>
          <table:table-cell office:value-type="float" office:value="19" calcext:value-type="float">
            <text:p>19</text:p>
          </table:table-cell>
          <table:table-cell office:value-type="float" office:value="7.26617693901" calcext:value-type="float">
            <text:p>7.2661769390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5.4" calcext:value-type="float">
            <text:p>15.4</text:p>
          </table:table-cell>
          <table:table-cell office:value-type="float" office:value="18" calcext:value-type="float">
            <text:p>18</text:p>
          </table:table-cell>
          <table:table-cell office:value-type="float" office:value="7.38743305206" calcext:value-type="float">
            <text:p>7.387433052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5.2" calcext:value-type="float">
            <text:p>15.2</text:p>
          </table:table-cell>
          <table:table-cell office:value-type="float" office:value="19" calcext:value-type="float">
            <text:p>19</text:p>
          </table:table-cell>
          <table:table-cell office:value-type="float" office:value="7.43621397018" calcext:value-type="float">
            <text:p>7.43621397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6.04" calcext:value-type="float">
            <text:p>16.04</text:p>
          </table:table-cell>
          <table:table-cell office:value-type="float" office:value="20" calcext:value-type="float">
            <text:p>20</text:p>
          </table:table-cell>
          <table:table-cell office:value-type="float" office:value="7.15939092636" calcext:value-type="float">
            <text:p>7.159390926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.21769499779" calcext:value-type="float">
            <text:p>7.217694997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50143885612" calcext:value-type="float">
            <text:p>7.501438856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5.7" calcext:value-type="float">
            <text:p>15.7</text:p>
          </table:table-cell>
          <table:table-cell office:value-type="float" office:value="20" calcext:value-type="float">
            <text:p>20</text:p>
          </table:table-cell>
          <table:table-cell office:value-type="float" office:value="7.05021715164" calcext:value-type="float">
            <text:p>7.050217151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4.62" calcext:value-type="float">
            <text:p>14.62</text:p>
          </table:table-cell>
          <table:table-cell office:value-type="float" office:value="18" calcext:value-type="float">
            <text:p>18</text:p>
          </table:table-cell>
          <table:table-cell office:value-type="float" office:value="7.08122491837" calcext:value-type="float">
            <text:p>7.081224918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.43683815002" calcext:value-type="float">
            <text:p>7.436838150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4.46" calcext:value-type="float">
            <text:p>14.46</text:p>
          </table:table-cell>
          <table:table-cell office:value-type="float" office:value="18.5" calcext:value-type="float">
            <text:p>18.5</text:p>
          </table:table-cell>
          <table:table-cell office:value-type="float" office:value="7.07379198074" calcext:value-type="float">
            <text:p>7.073791980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.99953198433" calcext:value-type="float">
            <text:p>6.999531984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.05379700661" calcext:value-type="float">
            <text:p>7.053797006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5.16" calcext:value-type="float">
            <text:p>15.16</text:p>
          </table:table-cell>
          <table:table-cell office:value-type="float" office:value="19" calcext:value-type="float">
            <text:p>19</text:p>
          </table:table-cell>
          <table:table-cell office:value-type="float" office:value="7.07370400429" calcext:value-type="float">
            <text:p>7.073704004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5.66" calcext:value-type="float">
            <text:p>15.66</text:p>
          </table:table-cell>
          <table:table-cell office:value-type="float" office:value="19" calcext:value-type="float">
            <text:p>19</text:p>
          </table:table-cell>
          <table:table-cell office:value-type="float" office:value="7.06172704697" calcext:value-type="float">
            <text:p>7.061727046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92603898048" calcext:value-type="float">
            <text:p>6.92603898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02:11.171590011</meta:creation-date>
    <dc:date>2017-05-30T00:03:37.611678305</dc:date>
    <meta:editing-duration>PT1M26S</meta:editing-duration>
    <meta:editing-cycles>1</meta:editing-cycles>
    <meta:document-statistic meta:table-count="1" meta:cell-count="500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302cm" svg:y="0.315cm" chart:style-name="ch2">
          <text:p>Average Fitness</text:p>
        </chart:title>
        <chart:plot-area chart:style-name="ch3" table:cell-range-address="Sheet1.C1:Sheet1.C100" svg:x="1.278cm" svg:y="1.248cm" svg:width="14.401cm" svg:height="6.649cm">
          <chartooo:coordinate-region svg:x="1.714cm" svg:y="1.421cm" svg:width="13.5cm" svg:height="5.882cm"/>
          <chart:axis chart:dimension="x" chart:name="primary-x" chart:style-name="ch4">
            <chart:title svg:x="7.534cm" svg:y="8.077cm" chart:style-name="ch5">
              <text:p>Generations</text:p>
            </chart:title>
          </chart:axis>
          <chart:axis chart:dimension="y" chart:name="primary-y" chart:style-name="ch6">
            <chart:title svg:x="0.451cm" svg:y="6.495cm" chart:style-name="ch7">
              <text:p>number of wins (out of 20)</text:p>
            </chart:title>
            <chart:grid chart:style-name="ch8" chart:class="major"/>
          </chart:axis>
          <chart:series chart:style-name="ch9" chart:values-cell-range-address="Sheet1.C1:Sheet1.C100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12">
                <text:p>9.12</text:p>
                <draw:g>
                  <svg:desc>Sheet1.C1:Sheet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94">
                <text:p>14.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42">
                <text:p>14.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4">
                <text:p>13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98">
                <text:p>13.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12">
                <text:p>14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4230769231">
                <text:p>14.4230769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76">
                <text:p>14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74">
                <text:p>14.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.06">
                <text:p>14.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34">
                <text:p>15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18">
                <text:p>15.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16">
                <text:p>15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